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fo:font-size="14pt" fo:language="vi" fo:country="VN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fo:font-style="italic" fo:font-weight="bold" officeooo:rsid="00184231" officeooo:paragraph-rsid="00184231" style:font-size-asian="14pt" style:font-style-asian="italic" style:font-weight-asian="bold" style:font-size-complex="22pt" style:font-style-complex="italic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fo:font-size="22pt" fo:font-weight="bold" officeooo:paragraph-rsid="00184231" style:font-size-asian="22pt" style:font-weight-asian="bold" style:font-size-complex="2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22pt" fo:language="en" fo:country="US" fo:font-weight="bold" officeooo:paragraph-rsid="00184231" style:font-size-asian="22pt" style:font-weight-asian="bold" style:font-size-complex="2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style:font-size-asian="17pt" style:font-size-complex="15pt"/>
    </style:style>
    <style:style style:name="P9" style:family="paragraph" style:parent-style-name="Standard">
      <style:paragraph-properties fo:margin-top="0.0398in" fo:margin-bottom="0.0398in" style:contextual-spacing="false" fo:line-height="115%" fo:text-align="center" style:justify-single-word="false"/>
    </style:style>
    <style:style style:name="P1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language="vi" fo:country="VN" style:font-size-asian="14pt"/>
    </style:style>
    <style:style style:name="P11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language="en" fo:country="US" fo:font-weight="bold" officeooo:paragraph-rsid="00194c5b" style:font-size-asian="14pt" style:font-weight-asian="bold" style:font-weight-complex="bold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fo:language="vi" fo:country="VN" fo:font-style="italic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5pt" fo:font-weight="bold" style:font-size-asian="15pt" style:font-weight-asian="bold" style:font-size-complex="13pt" style:font-weight-complex="bold"/>
    </style:style>
    <style:style style:name="T1" style:family="text">
      <style:text-properties fo:font-size="14pt" fo:font-style="italic" style:font-size-asian="14pt" style:font-style-asian="italic" style:font-style-complex="italic"/>
    </style:style>
    <style:style style:name="T2" style:family="text">
      <style:text-properties fo:font-size="14pt" fo:font-style="italic" officeooo:rsid="00194c5b" style:font-size-asian="14pt" style:font-style-asian="italic" style:font-style-complex="italic"/>
    </style:style>
    <style:style style:name="T3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4" style:family="text">
      <style:text-properties fo:font-size="14pt" fo:font-style="italic" fo:font-weight="bold" officeooo:rsid="00194c5b" style:font-size-asian="14pt" style:font-style-asian="italic" style:font-weight-asian="bold" style:font-style-complex="italic" style:font-weight-complex="bold"/>
    </style:style>
    <style:style style:name="T5" style:family="text">
      <style:text-properties fo:font-size="14pt" fo:language="vi" fo:country="VN" fo:font-style="italic" style:font-size-asian="14pt" style:font-style-asian="italic" style:font-style-complex="italic"/>
    </style:style>
    <style:style style:name="T6" style:family="text">
      <style:text-properties fo:font-size="14pt" fo:language="vi" fo:country="VN" fo:font-style="italic" officeooo:rsid="00194c5b" style:font-size-asian="14pt" style:font-style-asian="italic" style:font-style-complex="italic"/>
    </style:style>
    <style:style style:name="T7" style:family="text">
      <style:text-properties fo:font-size="14pt" fo:language="vi" fo:country="VN" style:font-size-asian="14pt"/>
    </style:style>
    <style:style style:name="T8" style:family="text">
      <style:text-properties fo:font-size="14pt" fo:language="vi" fo:country="VN" style:font-size-asian="14pt" style:font-size-complex="14pt"/>
    </style:style>
    <style:style style:name="T9" style:family="text">
      <style:text-properties fo:font-size="14pt" fo:language="vi" fo:country="VN" officeooo:rsid="00184231" style:font-size-asian="14pt" style:font-size-complex="14pt"/>
    </style:style>
    <style:style style:name="T10" style:family="text">
      <style:text-properties fo:font-size="14pt" fo:language="en" fo:country="US" fo:font-style="italic" officeooo:rsid="00194c5b" style:font-size-asian="14pt" style:font-style-asian="italic" style:font-style-complex="italic"/>
    </style:style>
    <style:style style:name="T11" style:family="text">
      <style:text-properties fo:font-size="17pt" fo:language="vi" fo:country="VN" style:font-size-asian="17pt" style:font-size-complex="15pt"/>
    </style:style>
    <style:style style:name="T12" style:family="text">
      <style:text-properties officeooo:rsid="00184231"/>
    </style:style>
    <style:style style:name="T13" style:family="text">
      <style:text-properties fo:font-size="15pt" officeooo:rsid="00194c5b" style:font-size-asian="15pt" style:font-size-complex="15pt"/>
    </style:style>
    <style:style style:name="T14" style:family="text">
      <style:text-properties fo:font-size="15pt" officeooo:rsid="001df2df" style:font-size-asian="15pt" style:font-size-complex="15pt"/>
    </style:style>
    <style:style style:name="T15" style:family="text">
      <style:text-properties fo:font-size="15pt" fo:language="en" fo:country="US" fo:font-style="italic" officeooo:rsid="00194c5b" style:font-size-asian="15pt" style:font-style-asian="italic" style:font-size-complex="15pt" style:font-style-complex="italic"/>
    </style:style>
    <style:style style:name="T16" style:family="text">
      <style:text-properties fo:font-size="15pt" fo:language="vi" fo:country="VN" fo:font-style="italic" style:font-size-asian="15pt" style:font-style-asian="italic" style:font-size-complex="15pt" style:font-style-complex="italic"/>
    </style:style>
    <style:style style:name="T17" style:family="text">
      <style:text-properties fo:font-size="15pt" fo:language="vi" fo:country="VN" fo:font-style="italic" officeooo:rsid="00194c5b" style:font-size-asian="15pt" style:font-style-asian="italic" style:font-size-complex="15pt" style:font-style-complex="italic"/>
    </style:style>
    <style:style style:name="T1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font-size="15pt" fo:font-style="italic" fo:font-weight="bold" officeooo:rsid="00194c5b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officeooo:rsid="00194c5b"/>
    </style:style>
    <style:style style:name="T21" style:family="text">
      <style:text-properties style:font-size-complex="15pt"/>
    </style:style>
    <style:style style:name="T22" style:family="text">
      <style:text-properties fo:language="en" fo:country="US" fo:font-style="italic" officeooo:rsid="00194c5b" style:font-style-asian="italic" style:font-style-complex="italic"/>
    </style:style>
    <style:style style:name="T23" style:family="text">
      <style:text-properties fo:language="vi" fo:country="VN" fo:font-style="italic" style:font-style-asian="italic" style:font-style-complex="italic"/>
    </style:style>
    <style:style style:name="T24" style:family="text">
      <style:text-properties fo:language="vi" fo:country="VN" fo:font-style="italic" officeooo:rsid="00194c5b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94c5b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m. Kim Lo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Default_20_Paragraph_20_Font"><text:span text:style-name="T12">NGHI THỨC AN TÁNG</text:span></text:span></text:p>
      <text:p text:style-name="P6"><text:span text:style-name="Default_20_Paragraph_20_Font"><text:span text:style-name="T12">và</text:span></text:span></text:p>
      <text:p text:style-name="P6"><text:span text:style-name="Default_20_Paragraph_20_Font"><text:span text:style-name="T12">THÁNH LỄ CẦU HỒN</text:span></text:span></text:p>
      <text:p text:style-name="P3">Phổ nhạc</text:p>
      <text:p text:style-name="P3">theo bản dịch mới của Ủy Ban Phụng Tự</text:p>
      <text:p text:style-name="P4"/>
      <text:p text:style-name="P4"/>
      <text:p text:style-name="P4"/>
      <text:p text:style-name="P4"/>
      <text:p text:style-name="P4"/>
      <text:p text:style-name="P5"/>
      <text:p text:style-name="P13"/>
      <text:p text:style-name="P7"><text:span text:style-name="T8">20</text:span><text:span text:style-name="T9">16</text:span></text:p>
      <text:p text:style-name="P1"/>
      <text:p text:style-name="P8"/>
      <text:p text:style-name="P8"/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14">I<text:span text:style-name="T21">mprimatur</text:span></text:p>
      <text:p text:style-name="P9"><text:span text:style-name="Default_20_Paragraph_20_Font"><text:span text:style-name="T15">Phan Thiết</text:span></text:span><text:span text:style-name="Default_20_Paragraph_20_Font"><text:span text:style-name="T16">, ngày </text:span></text:span><text:span text:style-name="Default_20_Paragraph_20_Font"><text:span text:style-name="T17">1</text:span></text:span><text:span text:style-name="Default_20_Paragraph_20_Font"><text:span text:style-name="T16"> tháng 1</text:span></text:span><text:span text:style-name="Default_20_Paragraph_20_Font"><text:span text:style-name="T17">0</text:span></text:span><text:span text:style-name="Default_20_Paragraph_20_Font"><text:span text:style-name="T16"> năm 20</text:span></text:span><text:span text:style-name="Default_20_Paragraph_20_Font"><text:span text:style-name="T17">15</text:span></text:span></text:p>
      <text:p text:style-name="P11"><text:span text:style-name="Default_20_Paragraph_20_Font"><text:span text:style-name="T13">G</text:span></text:span><text:span text:style-name="Default_20_Paragraph_20_Font"><text:span text:style-name="T14">IUSE</text:span></text:span><text:span text:style-name="Default_20_Paragraph_20_Font"><text:span text:style-name="T13"> VŨ DUY THỐNG</text:span></text:span></text:p>
      <text:p text:style-name="P9"><text:span text:style-name="Default_20_Paragraph_20_Font"><text:span text:style-name="T18">Giám mục P</text:span></text:span><text:span text:style-name="Default_20_Paragraph_20_Font"><text:span text:style-name="T19">han Thiết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Default_20_Paragraph_20_Font"><text:span text:style-name="T7"/></text:span></text:p>
      <text:p text:style-name="P9"><text:span text:style-name="Default_20_Paragraph_20_Font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creation-date>2019-07-22T20:44:00Z</meta:creation-date>
    <dc:date>2022-05-22T21:21:46.885000000</dc:date>
    <meta:editing-cycles>54</meta:editing-cycles>
    <meta:editing-duration>PT1H35M48S</meta:editing-duration>
    <meta:document-statistic meta:table-count="0" meta:image-count="0" meta:object-count="0" meta:page-count="2" meta:paragraph-count="11" meta:word-count="41" meta:character-count="179" meta:non-whitespace-character-count="149"/>
    <meta:template xlink:type="simple" xlink:actuate="onRequest" xlink:title="" xlink:href="Normal.dotm"/>
  </office:meta>
</office:document-meta>
</file>